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.759cm" svg:height="1.675cm" svg:x="1.07cm" svg:y="4.318cm">
          <draw:text-box>
            <text:p>XXX</text:p>
            <text:p/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7.699cm" svg:height="1.195cm" svg:x="1.016cm" svg:y="1.724cm">
          <draw:text-box>
            <text:p><text:span text:style-name="T1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1.759cm" svg:height="1.675cm" svg:x="1.07cm" svg:y="4.318cm">
          <draw:text-box>
            <text:p><text:span text:style-name="T2">XXX</text:span></text:p>
            <text:p><text:span text:style-name="T2"/></text:p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1.217cm" svg:height="1.195cm" svg:x="1.016cm" svg:y="1.724cm">
          <draw:text-box>
            <text:p><text:span text:style-name="T1">ARIES Design and Model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4" draw:layer="layout" svg:width="18.82cm" svg:height="8.083cm" svg:x="1.07cm" svg:y="4.318cm">
          <draw:text-box>
            <text:p><text:span text:style-name="T2">ARIES Generated systems can be described or characterized as:</text:span></text:p>
            <text:p><text:span text:style-name="T2"/></text:p>
            <text:p><text:span text:style-name="T2">- Fully Asynchronous</text:span></text:p>
            <text:p><text:span text:style-name="T2">- Fully Distributed</text:span></text:p>
            <text:p><text:span text:style-name="T2">- Fully Transactional</text:span></text:p>
            <text:p><text:span text:style-name="T2">- Fully Secure</text:span></text:p>
            <text:p><text:span text:style-name="T2"/></text:p>
            <text:p><text:span text:style-name="T2">What does Fully mean?</text:span></text:p>
            <text:p><text:span text:style-name="T2"><text:tab/></text:span><text:span text:style-name="T2">-Potentially Fully-capable (depending upon user's desires..)</text:span></text:p>
            <text:p><text:span text:style-name="T2"><text:tab/></text:span></text:p>
            <text:p><text:span text:style-name="T2"/></text:p>
          </draw:text-box>
        </draw:frame>
        <draw:line draw:style-name="gr2" draw:text-style-name="P1" draw:layer="layout" svg:x1="1.124cm" svg:y1="3.302cm" svg:x2="26.778cm" svg:y2="3.302cm">
          <text:p/>
        </draw:line>
        <draw:frame draw:style-name="gr1" draw:text-style-name="P2" draw:layer="layout" svg:width="14.375cm" svg:height="1.195cm" svg:x="1.016cm" svg:y="1.724cm">
          <draw:text-box>
            <text:p><text:span text:style-name="T1">ARIES Configuration and Gene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4" draw:text-style-name="P1" draw:layer="layout" svg:width="16.764cm" svg:height="12.7cm" svg:x="5.334cm" svg:y="6.35cm">
          <text:p/>
        </draw:rect>
        <draw:line draw:style-name="gr5" draw:text-style-name="P1" draw:layer="layout" svg:x1="5.334cm" svg:y1="8.836cm" svg:x2="22.098cm" svg:y2="8.836cm">
          <text:p/>
        </draw:line>
        <draw:custom-shape draw:style-name="gr6" draw:text-style-name="P5" draw:layer="layout" svg:width="2.032cm" svg:height="0.762cm" svg:x="17.18cm" svg:y="17.88cm">
          <text:p text:style-name="P1"><text:span text:style-name="T3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19.579cm" svg:y="17.879cm">
          <text:p text:style-name="P1"><text:span text:style-name="T3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0T08:15:20.11</meta:creation-date>
    <meta:editing-duration>P13DT22H42M14S</meta:editing-duration>
    <meta:editing-cycles>41</meta:editing-cycles>
    <dc:date>2014-01-07T23:13:55.27</dc:date>
    <meta:generator>OpenOffice.org/3.4.1$Win32 OpenOffice.org_project/341m1$Build-9593</meta:generator>
    <meta:document-statistic meta:object-count="42"/>
  </office:meta>
</office:document-meta>
</file>